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language="uk" fo:country="UA" style:font-size-asian="14pt" style:language-asian="en" style:country-asian="US" style:font-size-complex="14pt" style:language-complex="ar" style:country-complex="SA"/>
    </style:style>
    <style:style style:name="ce2" style:family="table-cell" style:parent-style-name="Default">
      <style:text-properties fo:font-size="14pt" style:font-size-asian="14pt" style:language-asian="en" style:country-asian="US" style:font-size-complex="14pt" style:language-complex="ar" style:country-complex="SA"/>
    </style:style>
    <style:style style:name="ce3" style:family="table-cell" style:parent-style-name="Default">
      <style:text-properties style:font-name="Calibri" fo:font-size="14pt" fo:font-style="italic" style:font-name-asian="Calibri" style:font-size-asian="14pt" style:language-asian="en" style:country-asian="US" style:font-style-asian="italic" style:font-name-complex="Times New Roman" style:font-size-complex="14pt" style:language-complex="ar" style:country-complex="SA" style:font-style-complex="italic"/>
    </style:style>
    <style:style style:name="ce4" style:family="table-cell" style:parent-style-name="Default">
      <style:text-properties style:font-name="Calibri" fo:font-size="14pt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ce5" style:family="table-cell" style:parent-style-name="Default">
      <style:text-properties style:font-name="Times New Roman" fo:font-size="14pt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ce6" style:family="table-cell" style:parent-style-name="Default">
      <style:text-properties style:font-name="Times New Roman Cyr" fo:font-size="14pt" fo:language="uk" fo:country="UA" style:font-name-asian="Times New Roman Cyr" style:font-size-asian="14pt" style:language-asian="en" style:country-asian="US" style:font-name-complex="Times New Roman Cyr" style:font-size-complex="14pt" style:language-complex="ar" style:country-complex="SA"/>
    </style:style>
    <style:style style:name="ce7" style:family="table-cell" style:parent-style-name="Default">
      <style:text-properties fo:font-size="16pt" fo:language="uk" fo:country="UA" style:font-size-asian="16pt" style:language-asian="en" style:country-asian="US" style:font-size-complex="16pt" style:language-complex="ar" style:country-complex="SA"/>
    </style:style>
    <style:style style:name="ce8" style:family="table-cell" style:parent-style-name="Default"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9" style:family="table-cell" style:parent-style-name="Default">
      <style:text-properties style:font-name="Times New Roman" fo:font-size="14pt" fo:language="uk" fo:country="UA" style:font-name-asian="Times New Roman" style:font-size-asian="14pt" style:language-asian="en" style:country-asian="US" style:font-name-complex="Times New Roman" style:font-size-complex="14pt" style:language-complex="ar" style:country-complex="SA"/>
    </style:style>
    <style:style style:name="ce10" style:family="table-cell" style:parent-style-name="Default">
      <style:text-properties style:font-name="Calibri" fo:font-size="14pt" fo:language="ru" fo:country="RU" style:font-name-asian="Calibri" style:font-size-asian="14pt" style:language-asian="en" style:country-asian="US" style:font-name-complex="Times New Roman" style:font-size-complex="14pt" style:language-complex="ar" style:country-complex="SA"/>
    </style:style>
    <style:style style:name="ce11" style:family="table-cell" style:parent-style-name="Default">
      <style:text-properties style:font-name="Times New Roman" fo:font-size="14pt" fo:language="uk" fo:country="UA" style:font-name-asian="Times New Roman" style:font-size-asian="14pt" style:language-asian="uk" style:country-asian="UA" style:font-name-complex="Times New Roman" style:font-size-complex="14pt" style:language-complex="ar" style:country-complex="SA"/>
    </style:style>
    <style:style style:name="T1" style:family="text">
      <style:text-properties style:font-name="Times New Roman Cyr" fo:language="uk" fo:country="UA" style:language-asian="en" style:country-asian="US" style:language-complex="ar" style:country-complex="SA" style:font-name-asian="Times New Roman Cyr" style:font-name-complex="Times New Roman Cyr" style:font-size-asian="14pt" style:font-size-complex="14pt"/>
    </style:style>
    <style:style style:name="T2" style:family="text">
      <style:text-properties fo:language="uk" fo:country="UA" style:language-asian="en" style:country-asian="US" style:language-complex="ar" style:country-complex="SA" style:font-size-asian="14pt" style:font-size-complex="14pt" style:font-name="Times New Roman" style:text-position="-22% 58%" style:font-name-asian="Times New Roman" style:font-name-complex="Times New Roman"/>
    </style:style>
    <style:style style:name="T3" style:family="text">
      <style:text-properties style:language-asian="en" style:country-asian="US" style:language-complex="ar" style:country-complex="SA" style:font-size-asian="14pt" style:font-size-complex="14pt" style:font-name="Times New Roman" style:text-position="-22% 58%" fo:language="en" fo:country="US" style:font-name-asian="Times New Roman" style:font-name-complex="Times New Roman"/>
    </style:style>
    <style:style style:name="T4" style:family="text">
      <style:text-properties fo:language="en" fo:country="US" style:language-asian="en" style:country-asian="US" style:language-complex="ar" style:country-complex="SA" style:font-name-asian="Calibri" style:font-name-complex="Times New Roman" style:font-size-asian="14pt" style:font-size-complex="14pt"/>
    </style:style>
    <style:style style:name="T5" style:family="text">
      <style:text-properties style:language-asian="en" style:country-asian="US" style:language-complex="ar" style:country-complex="SA" style:font-name-asian="Calibri" style:font-name-complex="Times New Roman" style:font-size-asian="14pt" style:font-size-complex="14pt" fo:language="uk" fo:country="UA"/>
    </style:style>
    <style:style style:name="T6" style:family="text">
      <style:text-properties fo:language="en" fo:country="US" style:language-asian="en" style:country-asian="US" style:language-complex="ar" style:country-complex="SA" style:font-name-asian="Times New Roman" style:font-name-complex="Times New Roman" style:font-size-asian="14pt" style:font-size-complex="14pt"/>
    </style:style>
    <style:style style:name="T7" style:family="text">
      <style:text-properties fo:language="en" fo:country="US" style:language-asian="en" style:country-asian="US" style:language-complex="ar" style:country-complex="SA" style:font-name-asian="Times New Roman" style:font-name-complex="Times New Roman" style:font-size-asian="14pt" style:font-size-complex="14pt" style:text-position="-22% 58%"/>
    </style:style>
    <style:style style:name="T8" style:family="text">
      <style:text-properties style:language-asian="en" style:country-asian="US" style:language-complex="ar" style:country-complex="SA" style:font-name-asian="Times New Roman" style:font-name-complex="Times New Roman" style:font-size-asian="14pt" style:font-size-complex="14pt" fo:language="uk" fo:country="UA"/>
    </style:style>
    <style:style style:name="T9" style:family="text">
      <style:text-properties style:font-name="Times New Roman" fo:language="en" fo:country="US" style:language-asian="en" style:country-asian="US" style:language-complex="ar" style:country-complex="SA" style:font-name-asian="Times New Roman" style:font-name-complex="Times New Roman" style:font-size-asian="14pt" style:font-size-complex="14pt"/>
    </style:style>
    <style:style style:name="T10" style:family="text">
      <style:text-properties style:language-asian="en" style:country-asian="US" style:language-complex="ar" style:country-complex="SA" style:font-size-asian="14pt" style:font-size-complex="14pt" style:font-name="Times New Roman Cyr" style:text-position="-22% 58%" fo:language="uk" fo:country="UA" style:font-name-asian="Times New Roman Cyr" style:font-name-complex="Times New Roman Cyr"/>
    </style:style>
    <style:style style:name="T11" style:family="text">
      <style:text-properties style:font-name="Times New Roman Cyr" style:text-position="-22% 58%" fo:language="uk" fo:country="UA" style:language-asian="en" style:country-asian="US" style:language-complex="ar" style:country-complex="SA" style:font-name-asian="Times New Roman Cyr" style:font-name-complex="Times New Roman Cyr" style:font-size-asian="16pt" style:font-size-complex="16pt"/>
    </style:style>
    <style:style style:name="T12" style:family="text">
      <style:text-properties fo:language="uk" fo:country="UA" style:language-asian="en" style:country-asian="US" style:language-complex="ar" style:country-complex="SA" style:font-size-asian="16pt" style:font-size-complex="16pt" style:font-name="Times New Roman" style:font-name-asian="Times New Roman" style:font-name-complex="Times New Roman"/>
    </style:style>
    <style:style style:name="T13" style:family="text">
      <style:text-properties style:font-name="Times New Roman Cyr" fo:font-size="14pt" fo:language="uk" fo:country="UA" style:language-asian="en" style:country-asian="US" style:language-complex="ar" style:country-complex="SA" style:font-name-asian="Times New Roman Cyr" style:font-name-complex="Times New Roman Cyr" style:font-size-asian="14pt" style:font-size-complex="14pt"/>
    </style:style>
    <style:style style:name="T14" style:family="text">
      <style:text-properties style:font-name="Times New Roman Cyr" fo:font-size="14pt" fo:language="uk" fo:country="UA" style:language-asian="en" style:country-asian="US" style:language-complex="ar" style:country-complex="SA" style:font-name-asian="Times New Roman Cyr" style:font-name-complex="Times New Roman Cyr" style:font-size-asian="14pt" style:font-size-complex="14pt" style:text-position="-22% 58%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ce2"/>
        <table:table-column table:style-name="co1" table:default-cell-style-name="ce9"/>
        <table:table-row table:style-name="ro1">
          <table:table-cell table:style-name="ce1" office:value-type="string" calcext:value-type="string">
            <text:p><text:span text:style-name="T1">Р</text:span><text:span text:style-name="T2">0</text:span>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<text:span text:style-name="T1">Р</text:span><text:span text:style-name="T3">max</text:span>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10" table:formula="of:=[.B4]*[.B5]*[.B6]*0.001" office:value-type="float" office:value="34.974" calcext:value-type="float">
            <text:p>34,974</text:p>
          </table:table-cell>
        </table:table-row>
        <table:table-row table:style-name="ro2">
          <table:table-cell table:style-name="ce4" office:value-type="string" calcext:value-type="string">
            <text:p><text:span text:style-name="T4">W</text:span><text:span text:style-name="T5"> </text:span></text:p>
          </table:table-cell>
          <table:table-cell office:value-type="float" office:value="0.145" calcext:value-type="float">
            <text:p>0,145</text:p>
          </table:table-cell>
        </table:table-row>
        <table:table-row table:style-name="ro1">
          <table:table-cell table:style-name="ce5" office:value-type="string" calcext:value-type="string">
            <text:p><text:span text:style-name="T6">F</text:span><text:span text:style-name="T7">B</text:span><text:span text:style-name="T8"> </text:span></text:p>
          </table:table-cell>
          <table:table-cell table:style-name="ce11" office:value-type="float" office:value="67" calcext:value-type="float">
            <text:p>67</text:p>
          </table:table-cell>
        </table:table-row>
        <table:table-row table:style-name="ro2">
          <table:table-cell table:style-name="ce6" office:value-type="string" calcext:value-type="string">
            <text:p>Т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table:style-name="ce5" office:value-type="string" calcext:value-type="string">
            <text:p>Z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<text:span text:style-name="T9">V</text:span><text:span text:style-name="T10">ВІЛ</text:span></text:p>
          </table:table-cell>
          <table:table-cell table:style-name="ce5" office:value-type="float" office:value="3520" calcext:value-type="float">
            <text:p>3520</text:p>
          </table:table-cell>
        </table:table-row>
        <table:table-row table:style-name="ro3">
          <table:table-cell table:style-name="ce7" office:value-type="string" calcext:value-type="string">
            <text:p><text:span text:style-name="T11">Pгп</text:span><text:span text:style-name="T12"> </text:span>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table:style-name="Default" office:value-type="string" calcext:value-type="string">
            <text:p><text:span text:style-name="T13">С</text:span><text:span text:style-name="T14">ст</text:span>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table:style-name="Default" office:value-type="string" calcext:value-type="string">
            <text:p><text:span text:style-name="T13">К</text:span><text:span text:style-name="T14">Н</text:span>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style-name="ce8" office:value-type="string" calcext:value-type="string">
            <text:p>delta P</text:p>
          </table:table-cell>
          <table:table-cell table:style-name="Default" table:formula="of:=([.B2]-[.B1])*( ([.B3]*[.B7])/([.B8]*[.B9]) )*( 100/[.B10])*(1/[.B11])" office:value-type="float" office:value="8.59166728158206" calcext:value-type="float">
            <text:p>8,59166728158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.00.0000</text:date>, <text:time style:data-style-name="N2" text:time-value="19:00:10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 LibreOffice_project/3d775be2011f3886db32dfd395a6a6d1ca2630ff</meta:generator>
    <dc:date>2020-06-11T00:57:53.925000000</dc:date>
    <meta:editing-duration>PT7H17M29S</meta:editing-duration>
    <meta:editing-cycles>2</meta:editing-cycles>
    <meta:document-statistic meta:table-count="1" meta:cell-count="24" meta:object-count="0"/>
  </office:meta>
</office:document-meta>
</file>